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LogChute.log( int level , String message , Throwable 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rvletLogChute.setEnabledLevel( int 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LogChute.getEnabled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LogChute.log( int level , String messag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ervletLogChute.ServletLogCh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LogChute.toLevel( String leve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ervletLogChute.isLevelEnabled( int 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LogChute.init( RuntimeServices 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